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d340" officeooo:paragraph-rsid="001ad340"/>
    </style:style>
    <style:style style:name="P2" style:family="paragraph" style:parent-style-name="Standard">
      <style:text-properties officeooo:rsid="001b925b" officeooo:paragraph-rsid="001b925b"/>
    </style:style>
    <style:style style:name="P3" style:family="paragraph" style:parent-style-name="Standard">
      <style:text-properties officeooo:rsid="001ad340" officeooo:paragraph-rsid="001ad3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ik shamsheer</text:p>
      <text:p text:style-name="P1">16UG08049</text:p>
      <text:p text:style-name="P1">14/06/2018</text:p>
      <text:p text:style-name="P1"/>
      <text:p text:style-name="P1">PWP</text:p>
      <text:p text:style-name="P2">session 1</text:p>
      <text:p text:style-name="P1">addition ,subtraction ,division of two numbers ,merging of values,inbuilt functions ,printing names</text:p>
      <text:p text:style-name="P1"/>
      <text:p text:style-name="P2">session 2</text:p>
      <text:p text:style-name="P2"/>
      <text:p text:style-name="P2">for statement</text:p>
      <text:p text:style-name="P2">if</text:p>
      <text:p text:style-name="P2">else</text:p>
      <text:p text:style-name="P2">while </text:p>
      <text:p text:style-name="P2">neste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3:06:27.245500112</meta:creation-date>
    <dc:date>2018-06-18T15:32:10.443769498</dc:date>
    <meta:editing-duration>PT6M24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2" meta:word-count="27" meta:character-count="186" meta:non-whitespace-character-count="170"/>
  </office:meta>
</office:document-meta>
</file>